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91a5" officeooo:paragraph-rsid="001591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avfcdsbv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0:07:58.278539287</meta:creation-date>
    <meta:generator>LibreOffice/6.0.6.2$Linux_X86_64 LibreOffice_project/00m0$Build-2</meta:generator>
    <dc:date>2018-10-22T10:09:51.979239923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</office:meta>
</office:document-meta>
</file>